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line-height="150%"/>
      <style:text-properties officeooo:rsid="001eca34" officeooo:paragraph-rsid="001eca34"/>
    </style:style>
    <style:style style:name="P2" style:family="paragraph" style:parent-style-name="Preformatted_20_Text">
      <style:paragraph-properties fo:line-height="150%"/>
      <style:text-properties officeooo:rsid="001eca34" officeooo:paragraph-rsid="001eca34"/>
    </style:style>
    <style:style style:name="P3" style:family="paragraph" style:parent-style-name="Preformatted_20_Text" style:list-style-name="L1">
      <style:paragraph-properties fo:line-height="150%"/>
      <style:text-properties officeooo:rsid="001f865b" officeooo:paragraph-rsid="001f865b"/>
    </style:style>
    <style:style style:name="P4" style:family="paragraph" style:parent-style-name="Preformatted_20_Text" style:list-style-name="L1">
      <style:paragraph-properties fo:line-height="150%"/>
      <style:text-properties officeooo:rsid="0020fdf0" officeooo:paragraph-rsid="0020fdf0"/>
    </style:style>
    <style:style style:name="P5" style:family="paragraph" style:parent-style-name="Preformatted_20_Text" style:list-style-name="L1">
      <style:paragraph-properties fo:line-height="150%"/>
      <style:text-properties officeooo:rsid="0022d100" officeooo:paragraph-rsid="0022d100"/>
    </style:style>
    <style:style style:name="P6" style:family="paragraph" style:parent-style-name="Preformatted_20_Text">
      <style:paragraph-properties fo:line-height="150%"/>
      <style:text-properties officeooo:rsid="0022d100" officeooo:paragraph-rsid="0022d100"/>
    </style:style>
    <style:style style:name="P7" style:family="paragraph" style:parent-style-name="Preformatted_20_Text" style:list-style-name="L1">
      <style:paragraph-properties fo:line-height="150%"/>
    </style:style>
    <style:style style:name="P8" style:family="paragraph" style:parent-style-name="Preformatted_20_Text">
      <style:paragraph-properties fo:line-height="150%"/>
    </style:style>
    <style:style style:name="P9" style:family="paragraph" style:parent-style-name="Preformatted_20_Text">
      <style:paragraph-properties fo:line-height="150%"/>
      <style:text-properties officeooo:rsid="00246eac" officeooo:paragraph-rsid="00246eac"/>
    </style:style>
    <style:style style:name="P10" style:family="paragraph" style:parent-style-name="Preformatted_20_Text">
      <style:paragraph-properties fo:line-height="150%" fo:break-before="page"/>
      <style:text-properties officeooo:rsid="00246eac" officeooo:paragraph-rsid="00246eac"/>
    </style:style>
    <style:style style:name="P11" style:family="paragraph" style:parent-style-name="Preformatted_20_Text" style:list-style-name="L2">
      <style:paragraph-properties fo:line-height="150%"/>
      <style:text-properties officeooo:rsid="00246eac" officeooo:paragraph-rsid="00246eac"/>
    </style:style>
    <style:style style:name="P12" style:family="paragraph" style:parent-style-name="Preformatted_20_Text" style:list-style-name="L2">
      <style:paragraph-properties fo:line-height="150%"/>
      <style:text-properties officeooo:rsid="00246eac" officeooo:paragraph-rsid="00274630"/>
    </style:style>
    <style:style style:name="P13" style:family="paragraph" style:parent-style-name="Preformatted_20_Text" style:list-style-name="L2">
      <style:paragraph-properties fo:line-height="150%"/>
      <style:text-properties officeooo:rsid="00262c83" officeooo:paragraph-rsid="00262c83"/>
    </style:style>
    <style:style style:name="P14" style:family="paragraph" style:parent-style-name="Preformatted_20_Text" style:list-style-name="L2">
      <style:paragraph-properties fo:line-height="150%"/>
      <style:text-properties officeooo:rsid="00274630" officeooo:paragraph-rsid="00246eac"/>
    </style:style>
    <style:style style:name="P15" style:family="paragraph" style:parent-style-name="Preformatted_20_Text" style:list-style-name="L2">
      <style:paragraph-properties fo:line-height="150%"/>
      <style:text-properties officeooo:rsid="00274630" officeooo:paragraph-rsid="00274630"/>
    </style:style>
    <style:style style:name="P16" style:family="paragraph" style:parent-style-name="Preformatted_20_Text" style:list-style-name="L2">
      <style:paragraph-properties fo:line-height="150%"/>
      <style:text-properties officeooo:rsid="00282219" officeooo:paragraph-rsid="00282219"/>
    </style:style>
    <style:style style:name="T1" style:family="text">
      <style:text-properties officeooo:rsid="001fe1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6">Temario del curso</text:p>
      <text:p text:style-name="P8"/>
      <text:p text:style-name="P9">Parte 1</text:p>
      <text:p text:style-name="P9"/>
      <text:list xml:id="list1302175002" text:style-name="L1">
        <text:list-item>
          <text:p text:style-name="P7">Importación de datos externos</text:p>
          <text:list>
            <text:list-item>
              <text:p text:style-name="P1">Accsees</text:p>
            </text:list-item>
            <text:list-item>
              <text:p text:style-name="P1">Exel</text:p>
            </text:list-item>
            <text:list-item>
              <text:p text:style-name="P1">Texo</text:p>
            </text:list-item>
            <text:list-item>
              <text:p text:style-name="P1">Otras fuentes de objetos</text:p>
              <text:p text:style-name="P1"/>
            </text:list-item>
          </text:list>
        </text:list-item>
        <text:list-item>
          <text:p text:style-name="P3">Exportación de datos </text:p>
          <text:list>
            <text:list-item>
              <text:p text:style-name="P3">Exel</text:p>
            </text:list-item>
            <text:list-item>
              <text:p text:style-name="P3">Texto</text:p>
            </text:list-item>
            <text:list-item>
              <text:p text:style-name="P3">Word </text:p>
            </text:list-item>
            <text:list-item>
              <text:p text:style-name="P3">PDF</text:p>
            </text:list-item>
            <text:list-item>
              <text:p text:style-name="P3">Correo electrónico </text:p>
            </text:list-item>
            <text:list-item>
              <text:p text:style-name="P3">Otros formatos</text:p>
              <text:p text:style-name="P3"/>
            </text:list-item>
          </text:list>
        </text:list-item>
        <text:list-item>
          <text:p text:style-name="P3">Vinculación de tablas</text:p>
          <text:p text:style-name="P3"/>
        </text:list-item>
        <text:list-item>
          <text:p text:style-name="P3">Propiedades <text:span text:style-name="T1">a</text:span>vanzadas en tablas</text:p>
          <text:p text:style-name="P3"/>
        </text:list-item>
        <text:list-item>
          <text:p text:style-name="P4">Propiedades de las relaciones entre tablas</text:p>
          <text:list>
            <text:list-item>
              <text:p text:style-name="P5">Tipo de combinación </text:p>
              <text:p text:style-name="P5"/>
            </text:list-item>
          </text:list>
        </text:list-item>
        <text:list-item>
          <text:p text:style-name="P5">Consultas avanzadas</text:p>
          <text:list>
            <text:list-item>
              <text:p text:style-name="P5">Referencias cruzadas</text:p>
            </text:list-item>
            <text:list-item>
              <text:p text:style-name="P5">Duplicados</text:p>
            </text:list-item>
            <text:list-item>
              <text:p text:style-name="P5">NO coincidentes</text:p>
            </text:list-item>
            <text:list-item>
              <text:p text:style-name="P5">Especificas sql</text:p>
              <text:p text:style-name="P5"/>
              <text:list>
                <text:list-item>
                  <text:p text:style-name="P5">Union</text:p>
                </text:list-item>
                <text:list-item>
                  <text:p text:style-name="P5">Paso a través </text:p>
                </text:list-item>
                <text:list-item>
                  <text:p text:style-name="P5">Definición de datos</text:p>
                </text:list-item>
              </text:list>
            </text:list-item>
          </text:list>
        </text:list-item>
      </text:list>
      <text:p text:style-name="P2"/>
      <text:p text:style-name="P2"/>
      <text:p text:style-name="P10">Parte 2</text:p>
      <text:p text:style-name="P9"/>
      <text:p text:style-name="P9"/>
      <text:list xml:id="list2093174654" text:style-name="L2">
        <text:list-item>
          <text:p text:style-name="P11">Formularios</text:p>
          <text:list>
            <text:list-item>
              <text:p text:style-name="P13">Formularios en vista de diseño</text:p>
            </text:list-item>
            <text:list-item>
              <text:p text:style-name="P13">Propiedades de los formularios</text:p>
            </text:list-item>
            <text:list-item>
              <text:p text:style-name="P13">Formularios con tablas y gráficos dinámicos</text:p>
            </text:list-item>
            <text:list-item>
              <text:p text:style-name="P13">Sub-formularios </text:p>
            </text:list-item>
            <text:list-item>
              <text:p text:style-name="P15">Formularios vinculados</text:p>
            </text:list-item>
            <text:list-item>
              <text:p text:style-name="P14">Formularios de inicio</text:p>
            </text:list-item>
            <text:list-item>
              <text:p text:style-name="P15">Formularios modales</text:p>
            </text:list-item>
            <text:list-item>
              <text:p text:style-name="P15">Eventos de formulario</text:p>
            </text:list-item>
            <text:list-item>
              <text:p text:style-name="P15">Controles de formulario y eventos de controles </text:p>
            </text:list-item>
          </text:list>
        </text:list-item>
        <text:list-item>
          <text:p text:style-name="P15">Informes</text:p>
          <text:list>
            <text:list-item>
              <text:p text:style-name="P11">xxxxxxxxxxxxxx</text:p>
            </text:list-item>
            <text:list-item>
              <text:p text:style-name="P11">xxxxxxxxxxxxxx</text:p>
            </text:list-item>
            <text:list-item>
              <text:p text:style-name="P11">xxxxxxxxxxxxxx</text:p>
            </text:list-item>
            <text:list-item>
              <text:p text:style-name="P11">xxxxxxxxxxxxxx</text:p>
            </text:list-item>
            <text:list-item>
              <text:p text:style-name="P11">xxxxxxxxxxxxxx</text:p>
            </text:list-item>
            <text:list-item>
              <text:p text:style-name="P11">xxxxxxxxxxxxxx</text:p>
            </text:list-item>
          </text:list>
        </text:list-item>
        <text:list-item>
          <text:p text:style-name="P16">Macros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6">Herramientas de BBDD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<text:soft-page-break/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>xxxxxxxxxxxxxx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0-10T02:28:23.754000000</dc:date>
    <meta:editing-duration>PT16M34S</meta:editing-duration>
    <meta:editing-cycles>8</meta:editing-cycles>
    <meta:document-statistic meta:table-count="0" meta:image-count="0" meta:object-count="0" meta:page-count="3" meta:paragraph-count="77" meta:word-count="204" meta:character-count="1189" meta:non-whitespace-character-count="1122"/>
  </office:meta>
</office:document-meta>
</file>